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able_20_Contents">
      <style:paragraph-properties fo:line-height="100%" fo:text-align="end" style:justify-single-word="false"/>
      <style:text-properties style:font-name="Times New Roman" fo:font-weight="bold" style:font-weight-asian="bold" style:font-weight-complex="bold"/>
    </style:style>
    <style:style style:name="P5"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6"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7"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8"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9"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0"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1"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2.25pt" style:font-style-asian="italic" style:font-weight-asian="bold" style:font-size-complex="14pt" style:font-style-complex="italic" style:font-weight-complex="bold"/>
    </style:style>
    <style:style style:name="P13"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2.25pt" style:font-style-asian="italic" style:font-weight-asian="bold" style:font-size-complex="14pt" style:font-style-complex="italic" style:font-weight-complex="bold"/>
    </style:style>
    <style:style style:name="P14"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loext:contextual-spacing="false" fo:margin-top="0.101cm" fo:margin-bottom="0.101cm"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loext:contextual-spacing="false" fo:margin-top="0.101cm" fo:margin-bottom="0.101cm"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loext:contextual-spacing="false" fo:margin-top="0.101cm" fo:margin-bottom="0.101cm" fo:line-height="115%"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Preformatted_20_Text">
      <style:paragraph-properties loext:contextual-spacing="false" fo:margin-top="0.101cm" fo:margin-bottom="0.101cm" fo:line-height="115%" fo:text-align="justify" style:justify-single-word="false"/>
      <style:text-properties style:font-name="Courier" fo:font-size="12pt" style:font-size-asian="12pt" style:font-size-complex="12pt"/>
    </style:style>
    <style:style style:name="P19" style:family="paragraph" style:parent-style-name="Preformatted_20_Text">
      <style:paragraph-properties loext:contextual-spacing="false" fo:margin-top="0.101cm" fo:margin-bottom="0.101cm" fo:line-height="115%" fo:text-align="justify" style:justify-single-word="false"/>
      <style:text-properties style:font-name="Courier" fo:font-size="12pt" style:font-size-asian="12pt" style:font-size-complex="12pt"/>
    </style:style>
    <style:style style:name="P20" style:family="paragraph" style:parent-style-name="Preformatted_20_Text">
      <style:paragraph-properties loext:contextual-spacing="false" fo:margin-top="0.101cm" fo:margin-bottom="0.101cm" fo:line-height="115%" fo:text-align="center" style:justify-single-word="false"/>
      <style:text-properties style:font-name="Courier" fo:font-size="12pt" style:font-size-asian="12pt" style:font-size-complex="12pt"/>
    </style:style>
    <style:style style:name="P21" style:family="paragraph" style:parent-style-name="Preformatted_20_Text">
      <style:paragraph-properties loext:contextual-spacing="false" fo:margin-top="0.101cm" fo:margin-bottom="0.101cm" fo:line-height="115%" fo:text-align="justify" style:justify-single-word="false"/>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loext:contextual-spacing="false" fo:margin-top="0.101cm" fo:margin-bottom="0.101cm" fo:line-height="115%" fo:text-align="justify" style:justify-single-word="false"/>
      <style:text-properties fo:color="#007700" style:font-name="Courier"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loext:contextual-spacing="false" fo:margin-top="0.101cm" fo:margin-bottom="0.101cm" fo:line-height="115%" fo:text-align="justify" style:justify-single-word="false"/>
      <style:text-properties fo:color="#557799" style:font-name="Courier"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line-height="125%"/>
      <style:text-properties style:font-name="Courier" fo:font-size="12pt" style:font-size-asian="12pt" style:font-size-complex="12pt"/>
    </style:style>
    <style:style style:name="P25" style:family="paragraph" style:parent-style-name="Preformatted_20_Text">
      <style:paragraph-properties fo:line-height="125%"/>
      <style:text-properties style:font-name="Courier"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7700" style:font-name="Courier" fo:font-size="12pt" style:font-size-asian="12pt" style:font-size-complex="12pt"/>
    </style:style>
    <style:style style:name="P27" style:family="paragraph" style:parent-style-name="Preformatted_20_Text">
      <style:paragraph-properties fo:line-height="125%"/>
      <style:text-properties fo:color="#333333" style:font-name="Courier" fo:font-size="12pt" fo:font-weight="normal" style:font-size-asian="12pt" style:font-weight-asian="normal" style:font-size-complex="12pt" style:font-weight-complex="normal"/>
    </style:style>
    <style:style style:name="P28" style:family="paragraph" style:parent-style-name="Preformatted_20_Text">
      <style:paragraph-properties loext:contextual-spacing="false" fo:margin-top="0cm" fo:margin-bottom="0.499cm"/>
      <style:text-properties style:font-name="Courier" fo:font-size="12pt" style:font-size-asian="12pt" style:font-size-complex="12pt"/>
    </style:style>
    <style:style style:name="P29" style:family="paragraph" style:parent-style-name="Preformatted_20_Text">
      <style:paragraph-properties loext:contextual-spacing="false" fo:margin-top="0cm" fo:margin-bottom="0.499cm" fo:line-height="125%"/>
      <style:text-properties style:font-name="Courier" fo:font-size="12pt" style:font-size-asian="12pt" style:font-size-complex="12pt"/>
    </style:style>
    <style:style style:name="P30" style:family="paragraph" style:parent-style-name="Preformatted_20_Text">
      <style:paragraph-properties loext:contextual-spacing="false" fo:margin-top="0cm" fo:margin-bottom="0.499cm" fo:line-height="125%"/>
      <style:text-properties fo:color="#007700" style:font-name="Courier" fo:font-size="12pt" fo:font-weight="normal" style:font-size-asian="12pt" style:font-weight-asian="normal" style:font-size-complex="12pt" style:font-weight-complex="normal"/>
    </style:style>
    <style:style style:name="P31" style:family="paragraph" style:parent-style-name="Preformatted_20_Text">
      <style:paragraph-properties loext:contextual-spacing="false" fo:margin-top="0cm" fo:margin-bottom="0.499cm" fo:line-height="125%"/>
      <style:text-properties fo:color="#007700" style:font-name="Courier" fo:font-size="12pt" style:font-size-asian="12pt" style:font-size-complex="12pt"/>
    </style:style>
    <style:style style:name="P32" style:family="paragraph" style:parent-style-name="Preformatted_20_Text">
      <style:paragraph-properties loext:contextual-spacing="false" fo:margin-top="0cm" fo:margin-bottom="0.499cm" fo:line-height="125%"/>
      <style:text-properties fo:color="#333333" style:font-name="Courier" fo:font-size="12pt" fo:font-weight="normal" style:font-size-asian="12pt" style:font-weight-asian="normal" style:font-size-complex="12pt" style:font-weight-complex="normal"/>
    </style:style>
    <style:style style:name="P33" style:family="paragraph" style:parent-style-name="Standard" style:list-style-name="L1">
      <style:paragraph-properties loext:contextual-spacing="false" fo:margin-top="0.101cm" fo:margin-bottom="0.101cm" fo:line-height="115%" fo:text-align="justify" style:justify-single-word="false"/>
      <style:text-properties style:font-name="Times New Roman"/>
    </style:style>
    <style:style style:name="P34" style:family="paragraph" style:parent-style-name="Standard" style:list-style-name="L2">
      <style:paragraph-properties loext:contextual-spacing="false" fo:margin-top="0.101cm" fo:margin-bottom="0.101cm" fo:line-height="115%" fo:text-align="justify" style:justify-single-word="false"/>
      <style:text-properties style:font-name="Times New Roman"/>
    </style:style>
    <style:style style:name="P35" style:family="paragraph" style:parent-style-name="Standard" style:list-style-name="L3">
      <style:paragraph-properties loext:contextual-spacing="false" fo:margin-top="0.101cm" fo:margin-bottom="0.101cm" fo:line-height="115%" fo:text-align="justify" style:justify-single-word="false"/>
      <style:text-properties style:font-name="Times New Roman"/>
    </style:style>
    <style:style style:name="P36" style:family="paragraph" style:parent-style-name="Standard" style:list-style-name="L4">
      <style:paragraph-properties loext:contextual-spacing="false" fo:margin-top="0.101cm" fo:margin-bottom="0.101cm" fo:line-height="115%" fo:text-align="justify" style:justify-single-word="false"/>
      <style:text-properties style:font-name="Times New Roman"/>
    </style:style>
    <style:style style:name="P37" style:family="paragraph" style:parent-style-name="Standard" style:list-style-name="L5">
      <style:paragraph-properties loext:contextual-spacing="false" fo:margin-top="0.101cm" fo:margin-bottom="0.101cm" fo:line-height="115%" fo:text-align="justify" style:justify-single-word="false"/>
      <style:text-properties style:font-name="Times New Roman"/>
    </style:style>
    <style:style style:name="P38" style:family="paragraph" style:parent-style-name="Standard" style:list-style-name="L6">
      <style:paragraph-properties loext:contextual-spacing="false" fo:margin-top="0.101cm" fo:margin-bottom="0.101cm" fo:line-height="115%" fo:text-align="justify" style:justify-single-word="false"/>
      <style:text-properties style:font-name="Times New Roman"/>
    </style:style>
    <style:style style:name="P39" style:family="paragraph" style:parent-style-name="Standard" style:list-style-name="L7">
      <style:paragraph-properties loext:contextual-spacing="false" fo:margin-top="0.101cm" fo:margin-bottom="0.101cm" fo:line-height="115%" fo:text-align="justify" style:justify-single-word="false"/>
      <style:text-properties style:font-name="Times New Roman"/>
    </style:style>
    <style:style style:name="P40" style:family="paragraph" style:parent-style-name="Standard" style:list-style-name="L8">
      <style:paragraph-properties loext:contextual-spacing="false" fo:margin-top="0.101cm" fo:margin-bottom="0.101cm" fo:line-height="115%" fo:text-align="justify" style:justify-single-word="false"/>
      <style:text-properties style:font-name="Times New Roman"/>
    </style:style>
    <style:style style:name="T1" style:family="text">
      <style:text-properties fo:color="#333333"/>
    </style:style>
    <style:style style:name="T2" style:family="text">
      <style:text-properties fo:color="#0000cc"/>
    </style:style>
    <style:style style:name="T3" style:family="text">
      <style:text-properties fo:color="#0077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800"/>
    </style:style>
    <style:style style:name="T6" style:family="text">
      <style:text-properties fo:color="#0e84b5"/>
    </style:style>
    <style:style style:name="T7" style:family="text">
      <style:text-properties fo:color="#bb0066"/>
    </style:style>
    <style:style style:name="T8" style:family="text">
      <style:text-properties fo:color="#333399"/>
    </style:style>
    <style:style style:name="T9" style:family="text">
      <style:text-properties fo:color="#0066bb"/>
    </style:style>
    <style:style style:name="T10" style:family="text">
      <style:text-properties fo:background-color="#fff0f0" loext:char-shading-value="0"/>
    </style:style>
    <style:style style:name="T11" style:family="text">
      <style:text-properties fo:background-color="#fff0f0" loext:char-shading-value="0"/>
    </style:style>
    <style:style style:name="T12" style:family="text">
      <style:text-properties fo:background-color="#fff0f0" loext:char-shading-value="0"/>
    </style:style>
    <style:style style:name="T13" style:family="text">
      <style:text-properties fo:color="#8888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4">A. U : 2021/2022</text:p>
            <text:p text:style-name="P4">3L</text:p>
            <text:p text:style-name="P4">Données semi-structurées</text:p>
            <text:p text:style-name="P4"/>
          </table:table-cell>
        </table:table-row>
      </table:table>
      <text:p text:style-name="Standard"/>
      <text:p text:style-name="P3">TP N° 03</text:p>
      <text:p text:style-name="P2"/>
      <text:p text:style-name="P11">Objectifs</text:p>
      <text:p text:style-name="P5">L’objectif de cette série de TP est de :</text:p>
      <text:list xml:id="list3111066662185738159" text:style-name="L1">
        <text:list-item>
          <text:p text:style-name="P33">L’objectif principal de cette série est la création d’un document XML à travers le code. Contrairement au “parsing” qui peut être effectué de plmusieurs manière, a création d’un document nécessite la manipullation du DOM. L’objectif de cette activité est de donner un exemple de création d’un document XML en Java.</text:p>
        </text:list-item>
      </text:list>
      <text:p text:style-name="P5"/>
      <text:p text:style-name="P14">Etapes à suivre</text:p>
      <text:p text:style-name="P5">La création d’un document Xml en utilisant l’API DOM sous JAVA ressemble au parsing, mais, au lieu de “parse”, on crée un nouveau document par “newDocument”, ce qui nous donne le code suivant :</text:p>
      <text:p text:style-name="P18">DocumentBuilderFactory builderFactory <text:span text:style-name="T1">=</text:span></text:p>
      <text:p text:style-name="P24"><text:tab/><text:tab/><text:tab/>DocumentBuilderFactory<text:span text:style-name="T1">.</text:span><text:span text:style-name="T2">newInstance</text:span><text:span text:style-name="T1">();</text:span></text:p>
      <text:p text:style-name="P24">DocumentBuilder builder <text:span text:style-name="T1">=</text:span> dbFactory<text:span text:style-name="T1">.</text:span><text:span text:style-name="T2">newDocumentBuilder</text:span><text:span text:style-name="T1">();</text:span></text:p>
      <text:p text:style-name="P29">Document document <text:span text:style-name="T1">=</text:span> builder<text:span text:style-name="T1">.</text:span><text:span text:style-name="T2">newDocument</text:span><text:span text:style-name="T1">();</text:span></text:p>
      <text:p text:style-name="P5">Pour créer les différents éléments :</text:p>
      <text:list xml:id="list6442338419336742423" text:style-name="L2">
        <text:list-item>
          <text:p text:style-name="P34">document.createElement() : permet de créer un élément,</text:p>
        </text:list-item>
        <text:list-item>
          <text:p text:style-name="P34">document.createAttribute() : permet de créer un attrbiut,</text:p>
        </text:list-item>
        <text:list-item>
          <text:p text:style-name="P34">document.createTextNode() : permet de créer un noeud text (contenu),</text:p>
        </text:list-item>
      </text:list>
      <text:p text:style-name="P5">La définition de la valeur de l’attribut est séparée de la création </text:p>
      <text:list xml:id="list3349824339715816465" text:style-name="L3">
        <text:list-item>
          <text:p text:style-name="P35">attribut.setValue()</text:p>
        </text:list-item>
      </text:list>
      <text:p text:style-name="P5">Ensuite, il faut construire le DOM :</text:p>
      <text:list xml:id="list5821964853391376299" text:style-name="L4">
        <text:list-item>
          <text:p text:style-name="P36">element.appendChild() : ajouter un élément fils à “element”,</text:p>
        </text:list-item>
        <text:list-item>
          <text:p text:style-name="P36">element.setAttributeNode() : attacher un attribut à “element”.</text:p>
        </text:list-item>
      </text:list>
      <text:p text:style-name="P5"><text:span text:style-name="T4">Note importante :</text:span> il faut créer un premier Element (noeud) racine et l’attacher au document créé :</text:p>
      <text:list xml:id="list8047598613146769437" text:style-name="L5">
        <text:list-item>
          <text:p text:style-name="P37">document.appendChild()</text:p>
        </text:list-item>
      </text:list>
      <text:p text:style-name="P5">Finalement, le document créé est envoyé vers un fichier. Pour cela un ensemble d’objet doit être créé :</text:p>
      <text:list xml:id="list6545126508153458355" text:style-name="L6">
        <text:list-item>
          <text:p text:style-name="P38">Définir le document comme un flux source,</text:p>
        </text:list-item>
        <text:list-item>
          <text:p text:style-name="P38">Définir un flux de destination qui va recevoir le contenu de la source,</text:p>
        </text:list-item>
        <text:list-item>
          <text:p text:style-name="P38">Définir un objet de transformation qui transforme la source vers la destination.</text:p>
        </text:list-item>
      </text:list>
      <text:p text:style-name="P5"><text:soft-page-break/>Ces objets sont :</text:p>
      <text:list xml:id="list3958772934069699702" text:style-name="L7">
        <text:list-item>
          <text:p text:style-name="P39">La source :</text:p>
        </text:list-item>
      </text:list>
      <text:p text:style-name="P20">DOMSource source = new DOMSource(doc);</text:p>
      <text:list xml:id="list20438160" text:continue-numbering="true" text:style-name="L7">
        <text:list-item>
          <text:p text:style-name="P39">La destination :</text:p>
        </text:list-item>
      </text:list>
      <text:p text:style-name="P20">StreamResult dest = new StreamResult(new File("fichier.xml"));</text:p>
      <text:list xml:id="list20451390" text:continue-numbering="true" text:style-name="L7">
        <text:list-item>
          <text:p text:style-name="P39">Le transformateur :</text:p>
        </text:list-item>
      </text:list>
      <text:p text:style-name="P18">TransformerFactory transformerFactory = </text:p>
      <text:p text:style-name="P18"><text:tab/><text:tab/><text:tab/><text:tab/>TransformerFactory.newInstance();</text:p>
      <text:p text:style-name="P28">Transformer transformer = transformerFactory.newTransformer();</text:p>
      <text:list xml:id="list6729040687258151634" text:style-name="L8">
        <text:list-item>
          <text:p text:style-name="P40">La transformation :</text:p>
        </text:list-item>
      </text:list>
      <text:p text:style-name="P20">transformer.transform(source, dest);</text:p>
      <text:p text:style-name="P5">Il est possible d’afficher le contenu du fichier si on utilise la console comme destination :</text:p>
      <text:p text:style-name="P20">StreamResult dest = new StreamResult(System.out);</text:p>
      <text:p text:style-name="P5"/>
      <text:p text:style-name="P12">Exemple</text:p>
      <text:p text:style-name="P17">Soit le code suivant :</text:p>
      <text:p text:style-name="P21"><text:span text:style-name="T5">import</text:span> <text:span text:style-name="T6">javax.xml.parsers.DocumentBuilder</text:span><text:span text:style-name="T1">;</text:span></text:p>
      <text:p text:style-name="P25"><text:span text:style-name="T5">import</text:span> <text:span text:style-name="T6">javax.xml.parsers.DocumentBuilderFactory</text:span><text:span text:style-name="T1">;</text:span></text:p>
      <text:p text:style-name="P25"><text:span text:style-name="T5">import</text:span> <text:span text:style-name="T6">javax.xml.parsers.ParserConfigurationException</text:span><text:span text:style-name="T1">;</text:span></text:p>
      <text:p text:style-name="P25"><text:span text:style-name="T5">import</text:span> <text:span text:style-name="T6">javax.xml.transform.Transformer</text:span><text:span text:style-name="T1">;</text:span></text:p>
      <text:p text:style-name="P25"><text:span text:style-name="T5">import</text:span> <text:span text:style-name="T6">javax.xml.transform.TransformerConfigurationException</text:span><text:span text:style-name="T1">;</text:span></text:p>
      <text:p text:style-name="P25"><text:span text:style-name="T5">import</text:span> <text:span text:style-name="T6">javax.xml.transform.TransformerException</text:span><text:span text:style-name="T1">;</text:span></text:p>
      <text:p text:style-name="P25"><text:span text:style-name="T5">import</text:span> <text:span text:style-name="T6">javax.xml.transform.TransformerFactory</text:span><text:span text:style-name="T1">;</text:span></text:p>
      <text:p text:style-name="P25"><text:span text:style-name="T5">import</text:span> <text:span text:style-name="T6">javax.xml.transform.dom.DOMSource</text:span><text:span text:style-name="T1">;</text:span></text:p>
      <text:p text:style-name="P25"><text:span text:style-name="T5">import</text:span> <text:span text:style-name="T6">javax.xml.transform.stream.StreamResult</text:span><text:span text:style-name="T1">;</text:span></text:p>
      <text:p text:style-name="P25"><text:span text:style-name="T5">import</text:span> <text:span text:style-name="T6">org.w3c.dom.Document</text:span><text:span text:style-name="T1">;</text:span></text:p>
      <text:p text:style-name="P25"><text:span text:style-name="T5">import</text:span> <text:span text:style-name="T6">org.w3c.dom.Element</text:span><text:span text:style-name="T1">;</text:span></text:p>
      <text:p text:style-name="P25"><text:span text:style-name="T5">import</text:span> <text:span text:style-name="T6">org.w3c.dom.Node</text:span><text:span text:style-name="T1">;</text:span></text:p>
      <text:p text:style-name="P25"/>
      <text:p text:style-name="P25"><text:span text:style-name="T5">public</text:span> <text:span text:style-name="T5">class</text:span> <text:span text:style-name="T7">Main</text:span> <text:span text:style-name="T1">{</text:span></text:p>
      <text:p text:style-name="P25"/>
      <text:p text:style-name="P25"><text:span text:style-name="T5"><text:s text:c="2"/>public</text:span> <text:span text:style-name="T5">static</text:span> <text:span text:style-name="T8">void</text:span> <text:span text:style-name="T9">main</text:span><text:span text:style-name="T1">(</text:span>String<text:span text:style-name="T1">[]</text:span> args<text:span text:style-name="T1">)</text:span> <text:span text:style-name="T1">{</text:span></text:p>
      <text:p text:style-name="P25"><text:s text:c="4"/><text:span text:style-name="T5">try</text:span> <text:span text:style-name="T1">{</text:span></text:p>
      <text:p text:style-name="P25"><text:s text:c="6"/>DocumentBuilderFactory factory</text:p>
      <text:p text:style-name="P25"><text:span text:style-name="T1"><text:tab/><text:tab/><text:tab/>=</text:span> DocumentBuilderFactory<text:span text:style-name="T1">.</text:span><text:span text:style-name="T2">newInstance</text:span><text:span text:style-name="T1">();</text:span></text:p>
      <text:p text:style-name="P25"><text:s text:c="6"/>DocumentBuilder builder <text:span text:style-name="T1">=</text:span> factory<text:span text:style-name="T1">.</text:span><text:span text:style-name="T2">newDocumentBuilder</text:span><text:span text:style-name="T1">();</text:span></text:p>
      <text:p text:style-name="P25"><text:s text:c="6"/>Document document <text:span text:style-name="T1">=</text:span> builder<text:span text:style-name="T1">.</text:span><text:span text:style-name="T2">newDocument</text:span><text:span text:style-name="T1">();</text:span></text:p>
      <text:p text:style-name="P25"><text:s text:c="12"/></text:p>
      <text:p text:style-name="P25"><text:s text:c="6"/>Element racine <text:span text:style-name="T1">=</text:span> document<text:span text:style-name="T1">.</text:span><text:span text:style-name="T2">createElement</text:span><text:span text:style-name="T1">(</text:span><text:span text:style-name="T10">"message"</text:span><text:span text:style-name="T1">);</text:span></text:p>
      <text:p text:style-name="P25"><text:soft-page-break/><text:s text:c="6"/>document<text:span text:style-name="T1">.</text:span><text:span text:style-name="T2">appendChild</text:span><text:span text:style-name="T1">(</text:span>racine<text:span text:style-name="T1">);</text:span></text:p>
      <text:p text:style-name="P25"><text:s text:c="12"/></text:p>
      <text:p text:style-name="P25"><text:s text:c="6"/>Element contenu_message <text:span text:style-name="T1">=</text:span> document<text:span text:style-name="T1">.</text:span><text:span text:style-name="T2">createElement</text:span><text:span text:style-name="T1">(</text:span><text:span text:style-name="T10">"contenu"</text:span><text:span text:style-name="T1">);</text:span></text:p>
      <text:p text:style-name="P25"><text:s text:c="6"/>Node contenu_message_text </text:p>
      <text:p text:style-name="P25"><text:span text:style-name="T1"><text:tab/><text:tab/>=</text:span> document<text:span text:style-name="T1">.</text:span><text:span text:style-name="T2">createTextNode</text:span><text:span text:style-name="T1">(</text:span><text:span text:style-name="T10">"Bonjour </text:span><text:span text:style-name="T10">tout le monde</text:span><text:span text:style-name="T10">"</text:span><text:span text:style-name="T1">);</text:span></text:p>
      <text:p text:style-name="P25"><text:s text:c="12"/></text:p>
      <text:p text:style-name="P25"><text:s text:c="6"/>contenu_message<text:span text:style-name="T1">.</text:span><text:span text:style-name="T2">appendChild</text:span><text:span text:style-name="T1">(</text:span>contenu_message_text<text:span text:style-name="T1">);</text:span></text:p>
      <text:p text:style-name="P25"><text:s text:c="12"/></text:p>
      <text:p text:style-name="P25"><text:s text:c="6"/><text:span text:style-name="T13">// Ou bien, d'une manière plus simple</text:span></text:p>
      <text:p text:style-name="P25"><text:s text:c="6"/>Element date_message <text:span text:style-name="T1">=</text:span> document<text:span text:style-name="T1">.</text:span><text:span text:style-name="T2">createElement</text:span><text:span text:style-name="T1">(</text:span><text:span text:style-name="T10">"date"</text:span><text:span text:style-name="T1">);</text:span></text:p>
      <text:p text:style-name="P25"><text:s text:c="6"/>date_message<text:span text:style-name="T1">.</text:span><text:span text:style-name="T2">appendChild</text:span><text:span text:style-name="T1">(</text:span>document<text:span text:style-name="T1">.</text:span><text:span text:style-name="T2">createTextNode</text:span><text:span text:style-name="T1">(</text:span><text:span text:style-name="T10">"</text:span><text:span text:style-name="T10">0</text:span><text:span text:style-name="T10">1-</text:span><text:span text:style-name="T10">0</text:span><text:span text:style-name="T10">1-1970"</text:span><text:span text:style-name="T1">));</text:span></text:p>
      <text:p text:style-name="P25"><text:s text:c="12"/></text:p>
      <text:p text:style-name="P25"><text:s text:c="6"/>racine<text:span text:style-name="T1">.</text:span><text:span text:style-name="T2">appendChild</text:span><text:span text:style-name="T1">(</text:span>contenu_message<text:span text:style-name="T1">);</text:span></text:p>
      <text:p text:style-name="P25"><text:s text:c="6"/>racine<text:span text:style-name="T1">.</text:span><text:span text:style-name="T2">appendChild</text:span><text:span text:style-name="T1">(</text:span>date_message<text:span text:style-name="T1">);</text:span></text:p>
      <text:p text:style-name="P25"><text:s text:c="12"/></text:p>
      <text:p text:style-name="P25"><text:s text:c="6"/>TransformerFactory tf <text:span text:style-name="T1">= </text:span>TransformerFactory<text:span text:style-name="T1">.</text:span><text:span text:style-name="T2">newInstance</text:span><text:span text:style-name="T1">();</text:span></text:p>
      <text:p text:style-name="P25"><text:s text:c="6"/>Transformer transformer <text:span text:style-name="T1">=</text:span> tf<text:span text:style-name="T1">.</text:span><text:span text:style-name="T2">newTransformer</text:span><text:span text:style-name="T1">();</text:span></text:p>
      <text:p text:style-name="P25"><text:s text:c="6"/>DOMSource source <text:span text:style-name="T1">=</text:span> <text:span text:style-name="T5">new</text:span> DOMSource<text:span text:style-name="T1">(</text:span>document<text:span text:style-name="T1">);</text:span></text:p>
      <text:p text:style-name="P25"><text:s text:c="12"/></text:p>
      <text:p text:style-name="P25"><text:s text:c="6"/>StreamResult destination <text:span text:style-name="T1">=</text:span> <text:span text:style-name="T5">new</text:span> StreamResult<text:span text:style-name="T1">(</text:span>System<text:span text:style-name="T1">.</text:span><text:span text:style-name="T2">out</text:span><text:span text:style-name="T1">);</text:span></text:p>
      <text:p text:style-name="P25"><text:s text:c="6"/>transformer<text:span text:style-name="T1">.</text:span><text:span text:style-name="T2">transform</text:span><text:span text:style-name="T1">(</text:span>source<text:span text:style-name="T1">,</text:span> destination<text:span text:style-name="T1">);</text:span></text:p>
      <text:p text:style-name="P25"><text:s text:c="12"/></text:p>
      <text:p text:style-name="P25"><text:s text:c="4"/><text:span text:style-name="T1">}</text:span> <text:span text:style-name="T5">catch</text:span> <text:span text:style-name="T1">(</text:span>ParserConfigurationException ex<text:span text:style-name="T1">)</text:span> <text:span text:style-name="T1">{</text:span></text:p>
      <text:p text:style-name="P25"><text:s text:c="8"/>System<text:span text:style-name="T1">.</text:span><text:span text:style-name="T2">out</text:span><text:span text:style-name="T1">.</text:span><text:span text:style-name="T2">println</text:span><text:span text:style-name="T1">(</text:span><text:span text:style-name="T10">"Erreur "</text:span> <text:span text:style-name="T1">+</text:span> ex<text:span text:style-name="T1">.</text:span><text:span text:style-name="T2">getMessage</text:span><text:span text:style-name="T1">());</text:span></text:p>
      <text:p text:style-name="P25"><text:s text:c="4"/><text:span text:style-name="T1">}</text:span> <text:span text:style-name="T5">catch</text:span> <text:span text:style-name="T1">(</text:span>TransformerConfigurationException ex<text:span text:style-name="T1">)</text:span> <text:span text:style-name="T1">{</text:span></text:p>
      <text:p text:style-name="P25"><text:s text:c="8"/>System<text:span text:style-name="T1">.</text:span><text:span text:style-name="T2">out</text:span><text:span text:style-name="T1">.</text:span><text:span text:style-name="T2">println</text:span><text:span text:style-name="T1">(</text:span><text:span text:style-name="T10">"Erreur "</text:span> <text:span text:style-name="T1">+</text:span> ex<text:span text:style-name="T1">.</text:span><text:span text:style-name="T2">getMessage</text:span><text:span text:style-name="T1">());</text:span></text:p>
      <text:p text:style-name="P25"><text:s text:c="4"/><text:span text:style-name="T1">}</text:span> <text:span text:style-name="T5">catch</text:span> <text:span text:style-name="T1">(</text:span>TransformerException ex<text:span text:style-name="T1">)</text:span> <text:span text:style-name="T1">{</text:span></text:p>
      <text:p text:style-name="P25"><text:s text:c="8"/>System<text:span text:style-name="T1">.</text:span><text:span text:style-name="T2">out</text:span><text:span text:style-name="T1">.</text:span><text:span text:style-name="T2">println</text:span><text:span text:style-name="T1">(</text:span><text:span text:style-name="T10">"Erreur "</text:span> <text:span text:style-name="T1">+</text:span> ex<text:span text:style-name="T1">.</text:span><text:span text:style-name="T2">getMessage</text:span><text:span text:style-name="T1">());</text:span></text:p>
      <text:p text:style-name="P25"><text:s text:c="4"/><text:span text:style-name="T1">}</text:span></text:p>
      <text:p text:style-name="P27"><text:s text:c="2"/>}</text:p>
      <text:p text:style-name="P32">}</text:p>
      <text:p text:style-name="P15">Ce code permet de créer le fcihier XML suivant (après décoration) :</text:p>
      <text:p text:style-name="P23">&lt;?xml version="1.0" encoding="UTF-8" standalone="no"?&gt;</text:p>
      <text:p text:style-name="P26">&lt;message&gt;</text:p>
      <text:p text:style-name="P24"><text:s text:c="4"/><text:span text:style-name="T3">&lt;contenu&gt;</text:span>Bonjour tout le monde<text:span text:style-name="T3">&lt;/contenu&gt;</text:span></text:p>
      <text:p text:style-name="P24"><text:s text:c="4"/><text:span text:style-name="T3">&lt;date&gt;</text:span>01-01-1970<text:span text:style-name="T3">&lt;/date&gt;</text:span></text:p>
      <text:p text:style-name="P31">&lt;/message&gt;</text:p>
      <text:p text:style-name="P12">Travail demandé</text:p>
      <text:p text:style-name="P15">Soit le document XML suivant :</text:p>
      <text:p text:style-name="P15"/>
      <text:p text:style-name="P22"><text:soft-page-break/>&lt;livre&gt;</text:p>
      <text:p text:style-name="P25"><text:s text:c="4"/><text:span text:style-name="T3">&lt;titre&gt;</text:span>Java<text:span text:style-name="T3">&lt;/titre&gt;</text:span></text:p>
      <text:p text:style-name="P25"><text:s text:c="4"/><text:span text:style-name="T3">&lt;prix&gt;</text:span>1200,00DA<text:span text:style-name="T3">&lt;.prix&gt;</text:span></text:p>
      <text:p text:style-name="P25"><text:s text:c="4"/><text:span text:style-name="T3">&lt;auteurs&gt;</text:span></text:p>
      <text:p text:style-name="P25"><text:s text:c="8"/><text:span text:style-name="T3">&lt;auteur&gt;</text:span>J. Gosling<text:span text:style-name="T3">&lt;/auteur&gt;</text:span></text:p>
      <text:p text:style-name="P25"><text:s text:c="4"/><text:span text:style-name="T3">&lt;/auteurs&gt;</text:span></text:p>
      <text:p text:style-name="P30">&lt;/livre&gt;</text:p>
      <text:p text:style-name="P15">Ecrivez le code Java qui permet de le créer et de le sauvegarder sous le nom “exemple_02.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Text_20_body" style:display-name="Text body" style:family="paragraph" style:parent-style-name="Standard" style:class="text">
      <style:paragraph-properties loext:contextual-spacing="false" fo:margin-top="0cm" fo:margin-bottom="0.499cm" fo:line-height="12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editing-cycles>28</meta:editing-cycles>
    <meta:creation-date>2008-08-22T11:41:04</meta:creation-date>
    <dc:date>2022-03-01T00:20:56.08</dc:date>
    <meta:editing-duration>PT3H37M54S</meta:editing-duration>
    <meta:document-statistic meta:table-count="1" meta:image-count="0" meta:object-count="0" meta:page-count="4" meta:paragraph-count="114" meta:word-count="526" meta:character-count="4784"/>
    <dc:creator>Tarek Boutefara</dc:creator>
  </office:meta>
</office:document-meta>
</file>